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1598in" fo:margin-bottom="0in" style:contextual-spacing="false" fo:break-before="page"/>
      <style:text-properties officeooo:paragraph-rsid="00083daf"/>
    </style:style>
    <style:style style:name="P2" style:family="paragraph" style:parent-style-name="Heading_20_1" style:list-style-name="">
      <style:paragraph-properties fo:margin-top="0.1598in" fo:margin-bottom="0in" style:contextual-spacing="false"/>
      <style:text-properties officeooo:paragraph-rsid="00083daf"/>
    </style:style>
    <style:style style:name="P3" style:family="paragraph" style:parent-style-name="Heading_20_1">
      <style:paragraph-properties fo:margin-top="0.1701in" fo:margin-bottom="0.0402in" style:contextual-spacing="false"/>
    </style:style>
    <style:style style:name="P4" style:family="paragraph" style:parent-style-name="Heading_20_1">
      <style:paragraph-properties fo:margin-top="0.1701in" fo:margin-bottom="0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11" style:family="paragraph" style:parent-style-name="Text_20_body">
      <style:paragraph-properties fo:margin-top="0in" fo:margin-bottom="0.0799in" style:contextual-spacing="false"/>
    </style:style>
    <style:style style:name="P1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style:font-name="Liberation Mono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Liberation Mono" fo:font-weight="bold" officeooo:paragraph-rsid="00083daf" style:font-weight-asian="bold" style:font-weight-complex="bold"/>
    </style:style>
    <style:style style:name="P14" style:family="paragraph" style:parent-style-name="Text_20_body">
      <style:paragraph-properties fo:margin-top="0in" fo:margin-bottom="0.0402in" style:contextual-spacing="false"/>
      <style:text-properties officeooo:paragraph-rsid="00083daf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083daf"/>
    </style:style>
    <style:style style:name="P16" style:family="paragraph" style:parent-style-name="Text_20_body">
      <style:paragraph-properties fo:margin-top="0.1201in" fo:margin-bottom="0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386. Lexicographical Numbers</text:h>
      <text:p text:style-name="P7">Given an integer <text:span text:style-name="Source_20_Text"><text:span text:style-name="T2">n</text:span></text:span>, return all the numbers in the range <text:span text:style-name="Source_20_Text"><text:span text:style-name="T2">[1, n]</text:span></text:span> sorted in lexicographical order.</text:p>
      <text:p text:style-name="P7">You must write an algorithm that runs in <text:span text:style-name="Source_20_Text"><text:span text:style-name="T2">O(n)</text:span></text:span> time and uses <text:span text:style-name="Source_20_Text"><text:span text:style-name="T2">O(1)</text:span></text:span> extra space. </text:p>
      <text:p text:style-name="P7"><text:span text:style-name="Strong_20_Emphasis"><text:span text:style-name="T1">Example 1:</text:span></text:span></text:p>
      <text:p text:style-name="P6"><text:span text:style-name="Strong_20_Emphasis"><text:span text:style-name="T1">Input:</text:span></text:span> n = 13</text:p>
      <text:p text:style-name="P5"><text:span text:style-name="Strong_20_Emphasis"><text:span text:style-name="T1">Output:</text:span></text:span> [1,10,11,12,13,2,3,4,5,6,7,8,9]</text:p>
      <text:p text:style-name="P7"><text:span text:style-name="Strong_20_Emphasis"><text:span text:style-name="T1">Example 2:</text:span></text:span></text:p>
      <text:p text:style-name="P6"><text:span text:style-name="Strong_20_Emphasis"><text:span text:style-name="T1">Input:</text:span></text:span> n = 2</text:p>
      <text:p text:style-name="P5"><text:span text:style-name="Strong_20_Emphasis"><text:span text:style-name="T1">Output:</text:span></text:span> [1,2]</text:p>
      <text:p text:style-name="P7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1 &lt;= n &lt;= 5 * 10</text:span></text:span><text:span text:style-name="Source_20_Text"><text:span text:style-name="T3">4</text:span></text:span></text:p>
        </text:list-item>
      </text:list>
      <text:h text:style-name="P4" text:outline-level="1"><text:span text:style-name="Source_20_Text">386. Lexicographical Numbers</text:span></text:h>
      <text:p text:style-name="P9">/*</text:p>
      <text:p text:style-name="P9"><text:s text:c="3"/><text:span text:style-name="T4"><text:s/>Recursion preorder traversal</text:span></text:p>
      <text:p text:style-name="P9"><text:s text:c="4"/>Time complexity: O(n)</text:p>
      <text:p text:style-name="P9"><text:s text:c="4"/>Space complexity: O(log10(n))</text:p>
      <text:p text:style-name="P9">*/</text:p>
      <text:p text:style-name="P9">class Solution {</text:p>
      <text:p text:style-name="P9"><text:s text:c="4"/>public:</text:p>
      <text:p text:style-name="P9"><text:s text:c="8"/>std::vector&lt;int&gt; lexicalOrder(int n) {</text:p>
      <text:p text:style-name="P11"><text:s text:c="12"/>std::vector&lt;int&gt; ans;</text:p>
      <text:p text:style-name="P10"><text:s text:c="12"/><text:span text:style-name="T5">auto solve=[&amp;](int cur,auto&amp; self)-&gt;void{</text:span></text:p>
      <text:p text:style-name="P12"><text:s text:c="9"/>if(cur&gt;n) return;</text:p>
      <text:p text:style-name="P12"><text:s text:c="9"/>ans.push_back(cur);</text:p>
      <text:p text:style-name="P12"><text:s text:c="9"/>cur*=10;</text:p>
      <text:p text:style-name="P12"><text:s text:c="9"/>for(int i=0;i&lt;=9;++i) self(cur+i,self); </text:p>
      <text:p text:style-name="P12"><text:s text:c="4"/><text:tab/>};</text:p>
      <text:p text:style-name="P16"><text:s text:c="12"/>for(int i=1;i&lt;=9;++i) solve(i,solve);</text:p>
      <text:p text:style-name="P9"><text:s text:c="12"/>return ans;</text:p>
      <text:p text:style-name="P9"><text:s text:c="8"/>}</text:p>
      <text:p text:style-name="P9">};</text:p>
      <text:h text:style-name="P2" text:outline-level="1"><text:span text:style-name="Source_20_Text"/></text:h>
      <text:h text:style-name="P1" text:outline-level="1"><text:span text:style-name="Source_20_Text">386. Lexicographical Numbers</text:span></text:h>
      <text:p text:style-name="P15">/*</text:p>
      <text:p text:style-name="P15"><text:s text:c="4"/><text:span text:style-name="T4">Iterative</text:span></text:p>
      <text:p text:style-name="P15"><text:s text:c="4"/>Time complexity: o(n)</text:p>
      <text:p text:style-name="P15"><text:s text:c="4"/>Space complexity: O(1)</text:p>
      <text:p text:style-name="P15">*/</text:p>
      <text:p text:style-name="P14">class Solution {</text:p>
      <text:p text:style-name="P14"><text:s text:c="4"/>public:</text:p>
      <text:p text:style-name="P14"><text:s text:c="8"/>std::vector&lt;int&gt; lexicalOrder(int n) {</text:p>
      <text:p text:style-name="P14"><text:s text:c="12"/>std::vector&lt;int&gt; ans;</text:p>
      <text:p text:style-name="P14"><text:s text:c="12"/>int cur=1;</text:p>
      <text:p text:style-name="P14"><text:s text:c="12"/><text:span text:style-name="T5">while(ans.size()&lt;n){</text:span></text:p>
      <text:p text:style-name="P13"><text:s text:c="9"/>ans.push_back(cur);</text:p>
      <text:p text:style-name="P13"><text:s text:c="9"/>if(cur*10&lt;=n) cur*=10;</text:p>
      <text:p text:style-name="P13"><text:s text:c="9"/>else{</text:p>
      <text:p text:style-name="P13"><text:s text:c="15"/>while(cur==n || cur%10==9) cur/=10;</text:p>
      <text:p text:style-name="P13"><text:s text:c="15"/>cur++;</text:p>
      <text:p text:style-name="P13"><text:s text:c="8"/>}</text:p>
      <text:p text:style-name="P13"><text:s text:c="5"/>}</text:p>
      <text:p text:style-name="P14"><text:s text:c="12"/>return ans;</text:p>
      <text:p text:style-name="P14"><text:s text:c="8"/>}</text:p>
      <text:p text:style-name="P1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0:14:51.337617954</meta:creation-date>
    <dc:date>2024-09-21T10:20:10.774563080</dc:date>
    <meta:editing-duration>PT5M19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2" meta:paragraph-count="53" meta:word-count="143" meta:character-count="1268" meta:non-whitespace-character-count="906"/>
  </office:meta>
</office:document-meta>
</file>